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style:text-autospace="none"/>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3">
      <style:paragraph-properties fo:text-align="start" style:justify-single-word="false"/>
    </style:style>
    <style:style style:name="P8" style:family="paragraph" style:parent-style-name="Standard" style:list-style-name="L4">
      <style:paragraph-properties fo:text-align="start" style:justify-single-word="false"/>
    </style:style>
    <style:style style:name="P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 style:family="paragraph" style:parent-style-name="Standard">
      <style:paragraph-properties fo:text-align="start" style:justify-single-word="false"/>
      <style:text-properties fo:color="#000000" style:font-name="Consolas" fo:font-size="9.5pt" style:font-name-asian="Consolas" style:font-size-asian="9.5pt" style:font-name-complex="Consolas" style:font-size-complex="9.5pt"/>
    </style:style>
    <style:style style:name="P11" style:family="paragraph" style:parent-style-name="Standard">
      <style:paragraph-properties fo:text-align="start" style:justify-single-word="false"/>
      <style:text-properties fo:font-size="15pt" style:font-size-asian="15pt" style:font-size-complex="15pt"/>
    </style:style>
    <style:style style:name="P12" style:family="paragraph" style:parent-style-name="Standard">
      <style:paragraph-properties fo:text-align="center" style:justify-single-word="false"/>
      <style:text-properties fo:font-size="15pt" style:font-size-asian="15pt" style:font-size-complex="15pt"/>
    </style:style>
    <style:style style:name="T1" style:family="text">
      <style:text-properties fo:color="#0000ff" style:font-name="Consolas" fo:font-size="9.5pt" style:font-name-asian="Consolas" style:font-size-asian="9.5pt" style:font-name-complex="Consolas" style:font-size-complex="9.5pt"/>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808080" style:font-name="Consolas" fo:font-size="9.5pt" style:font-name-asian="Consolas" style:font-size-asian="9.5pt" style:font-name-complex="Consolas" style:font-size-complex="9.5pt"/>
    </style:style>
    <style:style style:name="T4" style:family="text">
      <style:text-properties fo:color="#ff00ff" style:font-name="Consolas" fo:font-size="9.5pt" style:font-name-asian="Consolas" style:font-size-asian="9.5pt" style:font-name-complex="Consolas" style:font-size-complex="9.5pt"/>
    </style:style>
    <style:style style:name="T5" style:family="text">
      <style:text-properties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 workshop 2</text:p>
      <text:p text:style-name="P1">DDL_Travel.text (database)</text:p>
      <text:p text:style-name="P2"/>
      <text:p text:style-name="P4"><text:span text:style-name="T5">1. A customer wants to travel from Madison to New York with no more than two changes of ight. List the choice of departure times from Madison if the customer wants to arrive in New York by 6 p.m </text:span></text:p>
      <text:p text:style-name="P4"/>
      <text:p text:style-name="P2">select f.departs from Flights as f</text:p>
      <text:p text:style-name="P2">where f.flno in ((select f0.flno from flights as f0</text:p>
      <text:p text:style-name="P2">where f0.frm = 'madison' and f0.arr_to &lt;&gt; 'New York'</text:p>
      <text:p text:style-name="P2">and f0.arrives &lt; '18:00')</text:p>
      <text:p text:style-name="P2">union </text:p>
      <text:p text:style-name="P2">(select f0.flno from Flights f0,flights f1</text:p>
      <text:p text:style-name="P2">where f0.frm = 'madison' and f0.arr_to &lt;&gt; 'New York'</text:p>
      <text:p text:style-name="P2">and f0.arr_to = f1.frm and f1.arr_to = 'New York'</text:p>
      <text:p text:style-name="P2">and f1.departs &gt; f0.arrives</text:p>
      <text:p text:style-name="P2">and f1.arrives &lt; '18:00')</text:p>
      <text:p text:style-name="P2">union</text:p>
      <text:p text:style-name="P2">(select f0.flno from Flights f0,Flights f1, Flights f2</text:p>
      <text:p text:style-name="P2">where f0.frm = 'madison'</text:p>
      <text:p text:style-name="P2">and f0.arr_to = f1.frm</text:p>
      <text:p text:style-name="P2">and f1.arr_to = f2.frm</text:p>
      <text:p text:style-name="P2">and f2.arr_to = 'New York'</text:p>
      <text:p text:style-name="P2">and f0.arr_to &lt;&gt; 'New York'</text:p>
      <text:p text:style-name="P2">and f1.arr_to &lt;&gt; 'New York'</text:p>
      <text:p text:style-name="P2">and f1.departs &gt; f0.arrives</text:p>
      <text:p text:style-name="P2">and f2.departs &gt; f1.arrives</text:p>
      <text:p text:style-name="P2">and f2.arrives &lt; '18:00'))</text:p>
      <text:p text:style-name="P2"/>
      <text:p text:style-name="P2">or</text:p>
      <text:p text:style-name="P2">select flno,frm,arr_to from Flights where frm = 'Madison' and </text:p>
      <text:p text:style-name="P2">arr_to = 'New York' and datepart(hour,arrives)&lt; 18</text:p>
      <text:p text:style-name="P2"/>
      <text:list xml:id="list9013570879708618334" text:style-name="L2">
        <text:list-item>
          <text:p text:style-name="P6">Identify the routes that can be piloted by every pilot who makes more than $100,000.</text:p>
          <text:p text:style-name="P6"/>
        </text:list-item>
      </text:list>
      <text:p text:style-name="P2">select distinct f.frm, f.arr_to from Flights as f</text:p>
      <text:p text:style-name="P2">where not exists (select * from employees as e</text:p>
      <text:p text:style-name="P2">where e.salary &gt;100000</text:p>
      <text:p text:style-name="P2">and not exists (select * from aircraft as a , certified as c</text:p>
      <text:p text:style-name="P2">where a.cruisingrange &gt; f.distance and e.eid = c.eid and a.aid = c.aid))</text:p>
      <text:p text:style-name="P2"/>
      <text:list xml:id="list3001534772300586597" text:style-name="L3">
        <text:list-item>
          <text:p text:style-name="P7">Find the names of aircraft such that all pilots certied to operate them earn more than $80,000.</text:p>
          <text:p text:style-name="P7"><text:soft-page-break/></text:p>
        </text:list-item>
      </text:list>
      <text:p text:style-name="P2">select distinct A.aname from Aircraft as A</text:p>
      <text:p text:style-name="P2">where A.aid in (select c.aid from certified as c, employees as e</text:p>
      <text:p text:style-name="P2">where c.eid = e.eid and </text:p>
      <text:p text:style-name="P2">not exists (select * from employees as e1</text:p>
      <text:p text:style-name="P2">where e1.eid = e.eid and e1.salary &lt; 80000))</text:p>
      <text:p text:style-name="P2"/>
      <text:list xml:id="list9137721800370392315" text:style-name="L4">
        <text:list-item>
          <text:p text:style-name="P8">For all aircraft with cruising range over 1000 miles, nd the name of the aircraft and the average salary of all pilots certied for this aircraft.</text:p>
          <text:p text:style-name="P8"/>
        </text:list-item>
      </text:list>
      <text:p text:style-name="P2">select <text:s/>temp.name, temp.avgsalary from (</text:p>
      <text:p text:style-name="P2">select A.aid, a.aname as name , AVG (E.salary)as avgsalary</text:p>
      <text:p text:style-name="P2">from Aircraft as a, Certified as c, employees as e</text:p>
      <text:p text:style-name="P2">where a.aid = c.aid and c.eid = e.eid and a.cruisingrange&gt;1000</text:p>
      <text:p text:style-name="P2">group by a.aid, a.aname) as temp</text:p>
      <text:p text:style-name="P2"/>
      <text:p text:style-name="P2"/>
      <text:p text:style-name="P10"/>
      <text:p text:style-name="P9"/>
      <text:p text:style-name="P9"/>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MYA SREE</meta:initial-creator>
    <meta:creation-date>2020-01-03T14:15:26.97</meta:creation-date>
    <dc:date>2020-01-14T10:22:47.32</dc:date>
    <dc:creator>RAMYA SREE</dc:creator>
    <meta:editing-duration>PT11H41M51S</meta:editing-duration>
    <meta:editing-cycles>3</meta:editing-cycles>
    <meta:generator>OpenOffice/4.1.5$Win32 OpenOffice.org_project/415m1$Build-9789</meta:generator>
    <meta:document-statistic meta:table-count="0" meta:image-count="0" meta:object-count="0" meta:page-count="2" meta:paragraph-count="45" meta:word-count="356" meta:character-count="2035"/>
  </office:meta>
</office:document-meta>
</file>